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office:automatic-styles>
  <office:body>
    <office:text>
      <text:h text:style-name="Heading_20_1" text:outline-level="1">Basketball</text:h>
      <text:p text:style-name="First_20_paragraph">Billionaire investor Warren Buffett is backing a $1B prize to anyone who can predict the winners of all 63 "March Madness" basketball games.</text:p>
      <text:p text:style-name="Text_20_body">Corey Chivers on the "Bayesian Biologist" (<text:a xlink:type="simple" xlink:href="http://bayesianbiologist.com/" office:name=""><text:span text:style-name="Definition">http://bayesianbiologist.com/</text:span></text:a>) blog did a few simple probability calculations and decided Buffett's money was <text:a xlink:type="simple" xlink:href="http://bayesianbiologist.com/2014/01/22/whats-warren-buffetts-1-billion-basketball-bet-worth/" office:name=""><text:span text:style-name="Definition">pretty safe</text:span></text:a>.</text:p>
      <text:h text:style-name="Heading_20_1" text:outline-level="1">Code</text:h>
      <text:p text:style-name="First_20_paragraph">The code to produce the calculations and figures in the blog post were made available via <text:a xlink:type="simple" xlink:href="http://www.github.com" office:name=""><text:span text:style-name="Definition">Github's</text:span></text:a> system of <text:a xlink:type="simple" xlink:href="https://gist.github.com/" office:name=""><text:span text:style-name="Definition">"Gists"</text:span></text:a>, a place to post short files for public consumption.</text:p>
      <text:p text:style-name="Text_20_body">The URL for Corey Chivers' code is:</text:p>
      <text:p text:style-name="Text_20_body"><text:a xlink:type="simple" xlink:href="https://gist.github.com/cjbayesian/8570444" office:name=""><text:span text:style-name="Definition">https://gist.github.com/cjbayesian/8570444</text:span></text:a></text:p>
      <text:p text:style-name="Text_20_body">You can run this directly from R, using <text:span text:style-name="Teletype">devtools</text:span>:</text:p>
      <text:p text:style-name="P1">require(devtools)</text:p>
      <text:p text:style-name="P2">par(ask=TRUE)</text:p>
      <text:p text:style-name="P3">source_gist("8570444")</text:p>
      <text:p text:style-name="First_20_paragraph">That's handy for sharing snippets of self-contained code - but always check the code from anyone you don't trust!</text:p>
      <text:p text:style-name="Text_20_body">We'll do a bit of work with this script so let's download it.</text:p>
      <text:h text:style-name="Heading_20_1" text:outline-level="1">GitHub</text:h>
      <text:p text:style-name="First_20_paragraph"><text:a xlink:type="simple" xlink:href="http://www.github.com" office:name=""><text:span text:style-name="Definition">GitHub</text:span></text:a> is a web site for software development. As long as your code is public there is no charge (you can pay for a private repository for your code).</text:p>
      <text:p text:style-name="Text_20_body">I'm not going to show you any of the features of GitHub except to use it for you to download code I've prepared.</text:p>
      <text:p text:style-name="Text_20_body">Go to my <text:a xlink:type="simple" xlink:href="https://github.com/spacedman/modernr" office:name=""><text:span text:style-name="Definition">modernr (https://github.com/spacedman/modernr)</text:span></text:a> page and lower-right you'll see a button to download a ZIP file - download that and extract it.</text:p>
      <text:h text:style-name="Heading_20_1" text:outline-level="1">RStudio</text:h>
      <text:p text:style-name="First_20_paragraph">Start RStudio and use the <text:span text:style-name="Teletype">File</text:span> menu to load the <text:span text:style-name="Teletype">script.R</text:span> file from the extracted ZIP archive.</text:p>
      <text:p text:style-name="Text_20_body">Now the way a lot of people work is to write a long script like this, and then use <text:span text:style-name="Teletype">source</text:span> to load it. You can just hit the <text:span text:style-name="Teletype">Source</text:span> button to do that.</text:p>
      <text:p text:style-name="Text_20_body">That should run the code, it will scroll up the Console window, and some plots will flash in the Plots window. Use the arrows to see the previous plots.</text:p>
      <text:h text:style-name="Heading_20_1" text:outline-level="1">Stitching and Spinning</text:h>
      <text:p text:style-name="First_20_paragraph">At the top right of the file pane is an icon that says "Compile an HTML notebook...". Hit the button, add a title and hit "Compile".</text:p>
      <text:p text:style-name="Text_20_body">You should see a nicely formatted web document appear. The script has been "stitched" with the <text:span text:style-name="Teletype">stitch</text:span> function and converted to an HTML file which can be viewed with plots in-line with the code.</text:p>
      <text:p text:style-name="Text_20_body">The "stitch" function can take any R script, and turn it into a document. A similar process, "spin", can improve the formatting slightly by using specially formatted comments to add plain text to the output or modify the code shown.</text:p>
      <text:p text:style-name="Text_20_body">Change some of the "##" comments into "#'" - this will format them as plain text in the report, but not affect the ability to <text:span text:style-name="Teletype">source</text:span> the file. Change the first line to this:</text:p>
      <text:p text:style-name="P4">#' Warren Buffet's 1B Basketball Challenge </text:p>
      <text:p text:style-name="First_20_paragraph">Change the section a bit further on to expand the text and set the <text:span text:style-name="Teletype">echo</text:span> option with a <text:span text:style-name="Teletype">#+</text:span> comment.</text:p>
      <text:p text:style-name="P5">#' We can now plot the expected value of an entry depending</text:p>
      <text:p text:style-name="P6">#' on how good our predictions might be</text:p>
      <text:p text:style-name="P7"/>
      <text:p text:style-name="P8">#+ echo=FALSE</text:p>
      <text:p text:style-name="P9">par(lwd=3,cex=1.3)</text:p>
      <text:p text:style-name="P10">curve(expected_value(x),</text:p>
      <text:p text:style-name="First_20_paragraph">Now re-compile the report, but select <text:span text:style-name="Teletype">knitr::spin</text:span> from the <text:span text:style-name="Teletype">Notebook Type</text:span> option. You should see that the text is now outside the code blocks, and without comment signs, and that the code that creates the plots is missing.</text:p>
      <text:p text:style-name="Text_20_body">With this technique you can create a single script file that does the analysis and presents the results and hides all the code.</text:p>
      <text:h text:style-name="Heading_20_1" text:outline-level="1">More Complex Report Writing</text:h>
      <text:p text:style-name="First_20_paragraph">The "spin" process described above is good for quick reports but for more detailed work you need something else.</text:p>
      <text:p text:style-name="Text_20_body">Open the <text:span text:style-name="Teletype">latex.Rnw</text:span> file from the archive. This is a <text:span text:style-name="Teletype">R-NoWeb</text:span> file and consists of "chunks" of R code mixed with chunk of, in this case, LaTeX code.</text:p>
      <text:p text:style-name="Text_20_body">Each chunk of code starts with a chunk marker <text:span text:style-name="Teletype">&lt;&lt;&gt;&gt;==</text:span>, with some possible options, and ends with an <text:span text:style-name="Teletype">@</text:span> marker.</text:p>
      <text:p text:style-name="Text_20_body">You need to set your Sweave options to use <text:span text:style-name="Teletype">knitr</text:span> - goto Tools, select Options, the Sweave section, and set "Weave Rnw files using" to "knitr". Okay.</text:p>
      <text:p text:style-name="Text_20_body">Now hit the <text:span text:style-name="Teletype">Compile PDF</text:span> button on the file menu, and if LaTeX is setup you should see a neat PDF version of the report come up.</text:p>
      <text:p text:style-name="Text_20_body">Since you can include any LaTeX in this file, you have all the power of LaTeX and all the power of R in one file.</text:p>
      <text:h text:style-name="Heading_20_1" text:outline-level="1">Writing Packages</text:h>
      <text:p text:style-name="First_20_paragraph">These report scripts are all well and good, but the functions are stuck in the files. If I want to use the files elsewhere, I have to copy them out. Copying code is a bad thing, because since all code has bugs in it, you are creating more bugs.</text:p>
      <text:p text:style-name="Text_20_body">The R way of keeping one copy of the code is to create packages. The <text:span text:style-name="Teletype">devtools</text:span> package makes this very easy.</text:p>
      <text:p text:style-name="P11">require(devtools)</text:p>
      <text:p text:style-name="P12">create("bbet")</text:p>
      <text:p text:style-name="First_20_paragraph">This creates a template new package in a folder called <text:span text:style-name="Teletype">bbet</text:span>. Use RStudio to open the DESCRIPTION file in that folder, and give your package a short title and description. Make sure the "Authors" field is filled in too. Something like:</text:p>
      <text:p text:style-name="P13">Package: bbet</text:p>
      <text:p text:style-name="P14">Title: Buffett Betting</text:p>
      <text:p text:style-name="P15">Description: Code for the Warren Buffett Basketball Betting</text:p>
      <text:p text:style-name="P16">Version: 0.1</text:p>
      <text:p text:style-name="P17">Authors@R: "Barry Rowlingson &lt;b.rowlingson@gmail.com&gt; [aut, cre]"</text:p>
      <text:p text:style-name="P18">Depends: R (&gt;= 3.0.2)</text:p>
      <text:p text:style-name="P19">License: Private</text:p>
      <text:p text:style-name="P20">LazyData: true</text:p>
      <text:p text:style-name="First_20_paragraph">This identifies me as the author and creator. I can now load the package using devtools' handy functions.</text:p>
      <text:p text:style-name="P21">load_all("./bbet")</text:p>
      <text:p text:style-name="First_20_paragraph">Note this function wants the path to the package folder created previously.</text:p>
      <text:p text:style-name="Text_20_body">The package doesn't have any functions in it at the moment so that doesn't do much. Open a new file in RStudio and copy and paste the two function definitions from the <text:span text:style-name="Teletype">latex.Rnw</text:span> file. Don't copy the Sweave markers, just the functions.</text:p>
      <text:p text:style-name="Text_20_body">Now, DONT <text:span text:style-name="Teletype">source</text:span> this file. Save it in the <text:span text:style-name="Teletype">./bbet/R/</text:span> folder and call it something like <text:span text:style-name="Teletype">odds.R</text:span>.</text:p>
      <text:p text:style-name="Text_20_body">Check your workspace - either type <text:span text:style-name="Teletype">ls()</text:span> in the console or use the <text:span text:style-name="Teletype">Workspace</text:span> tab. If there's functions called <text:span text:style-name="Teletype">expected_value</text:span> and <text:span text:style-name="Teletype">winner_odds</text:span> then delete them - in RStudio just hit the brush button in the <text:span text:style-name="Teletype">Workspace</text:span> menu bar and delete everything in the workspace.</text:p>
      <text:p text:style-name="Text_20_body">Now do <text:span text:style-name="Teletype">load_all("./bbet")</text:span> again. Type <text:span text:style-name="Teletype">expected_value</text:span> and you should now see your function. But its not in the <text:span text:style-name="Teletype">Workspace</text:span> - its in your package which is attached and loaded by <text:span text:style-name="Teletype">devtools</text:span>.</text:p>
      <text:p text:style-name="Text_20_body">This is a Good Thing, because it means all the functions you might have created in a script are no longer having to be read into your current workspace, cluttering it up. You have one definitive copy of the function which you load into any project you want to use it in.</text:p>
      <text:p text:style-name="Text_20_body">Further tools can let you document your functions.</text:p>
      <text:h text:style-name="Heading_20_1" text:outline-level="1">Exercise</text:h>
      <text:p text:style-name="First_20_paragraph">Edit the <text:span text:style-name="Teletype">latex.Rnw</text:span> report file to use the package instead of defining the functions inside itself.</text:p>
      <text:h text:style-name="Heading_20_1" text:outline-level="1">Finished Package</text:h>
      <text:p text:style-name="First_20_paragraph">If you get stuck creating the package then get the ZIP archive from the <text:span text:style-name="Teletype">finished</text:span>[https://github.com/spacedman/modernr/tree/finished] branch of my github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